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CC"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CC"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/>
      <style:text-properties fo:color="#0000CC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000CC" fo:font-size="10pt" style:font-size-asian="10pt" style:font-size-complex="10pt" style:text-underline-style="solid" style:text-underline-type="single"/>
    </style:style>
    <style:style style:name="ce11" style:family="table-cell" style:parent-style-name="Default" style:data-style-name="N0">
      <style:text-properties fo:font-size="12pt" style:font-size-asian="12pt" style:font-size-complex="12pt" style:text-underline-style="solid" style:text-underline-type="single"/>
    </style:style>
    <style:style style:name="ce12" style:family="table-cell" style:parent-style-name="Default" style:data-style-name="N0">
      <style:table-cell-properties fo:border="thin solid #000000" style:vertical-align="top"/>
      <style:text-properties fo:color="#0000CC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/>
      <style:text-properties fo:color="#0000CC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style:vertical-align="middle"/>
      <style:text-properties fo:color="#0000CC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2.1179166666667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5.6885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val" table:style-name="ta1" table:print-ranges="Eval.A1:Eval.D3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TEAM TASK EVALUATIO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3">
            <text:p>Student Name:</text:p>
          </table:table-cell>
          <table:table-cell office:value-type="string" table:style-name="ce4">
            <text:p>Cem Yusuf Aydoğdu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3">
            <text:p>Student ID:</text:p>
          </table:table-cell>
          <table:table-cell office:value-type="float" office:value="150120251" table:style-name="ce6">
            <text:p>150120251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3">
            <text:p>Team Name:</text:p>
          </table:table-cell>
          <table:table-cell office:value-type="string" table:style-name="ce4">
            <text:p>Scallop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3">
            <text:p>Task:</text:p>
          </table:table-cell>
          <table:table-cell office:value-type="string" table:style-name="ce4">
            <text:p>Final Report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style-name="ce5"/>
          <table:table-cell table:style-name="ce7"/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3">
            <text:p>How well did your team work together on this task?</text:p>
          </table:table-cell>
          <table:table-cell office:value-type="string" table:style-name="ce4">
            <text:p>OK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3">
            <text:p>Estimate how many hours you spent on this task?</text:p>
          </table:table-cell>
          <table:table-cell office:value-type="float" office:value="4" table:style-name="ce6">
            <text:p>4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3">
            <text:p>Estimate how many hours in total your team spent on this task?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8">
            <text:p>Name 3 things the team did well together on this task:</text:p>
          </table:table-cell>
          <table:table-cell table:number-columns-repeated="3" table:style-name="ce5"/>
          <table:table-cell table:number-columns-repeated="16380"/>
        </table:table-row>
        <table:table-row table:style-name="ro1">
          <table:table-cell office:value-type="string" table:style-name="ce17">
            <text:p>1. Using creative methods</text:p>
          </table:table-cell>
          <table:table-cell table:number-columns-repeated="3" table:style-name="ce17"/>
          <table:table-cell table:number-columns-repeated="16380"/>
        </table:table-row>
        <table:table-row table:style-name="ro1">
          <table:table-cell office:value-type="string" table:style-name="ce17">
            <text:p>2. Planning methods well</text:p>
          </table:table-cell>
          <table:table-cell table:number-columns-repeated="3" table:style-name="ce17"/>
          <table:table-cell table:number-columns-repeated="16380"/>
        </table:table-row>
        <table:table-row table:style-name="ro1">
          <table:table-cell table:number-columns-repeated="4" table:style-name="ce17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8">
            <text:p>Name 3 things the team did not do so well together:</text:p>
          </table:table-cell>
          <table:table-cell table:number-columns-repeated="3" table:style-name="ce5"/>
          <table:table-cell table:number-columns-repeated="16380"/>
        </table:table-row>
        <table:table-row table:style-name="ro1">
          <table:table-cell office:value-type="string" table:style-name="ce16">
            <text:p>1. Doing the job late</text:p>
          </table:table-cell>
          <table:table-cell table:number-columns-repeated="3" table:style-name="ce9"/>
          <table:table-cell table:number-columns-repeated="1020" table:style-name="ce2"/>
          <table:table-cell table:number-columns-repeated="15360"/>
        </table:table-row>
        <table:table-row table:number-rows-repeated="2" table:style-name="ro1">
          <table:table-cell table:number-columns-repeated="4"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 table:style-name="ce5"/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8">
            <text:p>Team member evaluations:</text:p>
          </table:table-cell>
          <table:table-cell table:style-name="ce7"/>
          <table:table-cell table:number-columns-repeated="2" table:style-name="ce5"/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Members:</text:p>
          </table:table-cell>
          <table:table-cell table:number-columns-repeated="2" table:style-name="ce5"/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7">
            <text:p>Items:</text:p>
          </table:table-cell>
          <table:table-cell office:value-type="string" table:style-name="ce10">
            <text:p>Cem</text:p>
          </table:table-cell>
          <table:table-cell office:value-type="string" table:style-name="ce10">
            <text:p>Tuğba</text:p>
          </table:table-cell>
          <table:table-cell office:value-type="string" table:style-name="ce10">
            <text:p>Emre</text:p>
          </table:table-cell>
          <table:table-cell table:style-name="ce11"/>
          <table:table-cell table:number-columns-repeated="16379"/>
        </table:table-row>
        <table:table-row table:style-name="ro2">
          <table:table-cell office:value-type="string" table:style-name="ce15">
            <text:p><text:span text:style-name="T2">Workload:</text:span><text:span text:style-name="T2"/></text:p>
            <text:p>Took on a proportional amount of work in the task.</text:p>
          </table:table-cell>
          <table:table-cell office:value-type="string" table:style-name="ce12">
            <text:p>Adequate</text:p>
          </table:table-cell>
          <table:table-cell office:value-type="string" table:style-name="ce12">
            <text:p>Adequate</text:p>
          </table:table-cell>
          <table:table-cell office:value-type="string" table:style-name="ce12">
            <text:p>Adequat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5">
            <text:p><text:span text:style-name="T2">Dependability:</text:span><text:span text:style-name="T2"/></text:p>
            <text:p>In a timely manner, finished &amp; followed through on tasks taken on.</text:p>
          </table:table-cell>
          <table:table-cell office:value-type="string" table:style-name="ce12">
            <text:p>Adequate</text:p>
          </table:table-cell>
          <table:table-cell office:value-type="string" table:style-name="ce12">
            <text:p>Adequate</text:p>
          </table:table-cell>
          <table:table-cell office:value-type="string" table:style-name="ce12">
            <text:p>Inadequat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5">
            <text:p><text:span text:style-name="T2">Process:</text:span><text:span text:style-name="T2"/></text:p>
            <text:p>Facilitated communication &amp; planning.</text:p>
          </table:table-cell>
          <table:table-cell office:value-type="string" table:style-name="ce12">
            <text:p>Adequate</text:p>
          </table:table-cell>
          <table:table-cell office:value-type="string" table:style-name="ce12">
            <text:p>Adequate</text:p>
          </table:table-cell>
          <table:table-cell office:value-type="string" table:style-name="ce12">
            <text:p>Inadequat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5">
            <text:p><text:span text:style-name="T2">Initiative:</text:span><text:span text:style-name="T2"/></text:p>
            <text:p>Worked independently and generated ideas &amp; directions.</text:p>
          </table:table-cell>
          <table:table-cell office:value-type="string" table:style-name="ce12">
            <text:p>Adequate</text:p>
          </table:table-cell>
          <table:table-cell office:value-type="string" table:style-name="ce12">
            <text:p>Adequate</text:p>
          </table:table-cell>
          <table:table-cell office:value-type="string" table:style-name="ce12">
            <text:p>Adequat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 table:style-name="ce5"/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8">
            <text:p>Suggest one thing that the team could do to improve its future performance:</text:p>
          </table:table-cell>
          <table:table-cell table:number-columns-repeated="3" table:style-name="ce5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spanned="4" table:number-rows-spanned="3" table:style-name="ce14"/>
          <table:covered-table-cell table:number-columns-repeated="3"/>
          <table:table-cell table:number-columns-repeated="1020" table:style-name="ce2"/>
          <table:table-cell table:number-columns-repeated="15360"/>
        </table:table-row>
        <table:table-row table:number-rows-repeated="2" table:style-name="ro1">
          <table:covered-table-cell/>
          <table:covered-table-cell table:number-columns-repeated="3"/>
          <table:table-cell table:number-columns-repeated="1020" table:style-name="ce2"/>
          <table:table-cell table:number-columns-repeated="15360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ya</meta:initial-creator>
    <dc:creator>cya</dc:creator>
    <meta:creation-date>2015-02-19T13:44:43Z</meta:creation-date>
    <dc:date>2015-05-06T15:18:09Z</dc:date>
    <meta:editing-cycles>25</meta:editing-cycles>
    <meta:editing-duration>PT3034S</meta:editing-duration>
  </office:meta>
</office:document-meta>
</file>